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ARGAS CHUQUIYAURIE CELIA LUZMI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ARGAS CHUQUIYAURIE CELIA LUZMI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5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4T14:35:3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